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officeooo:paragraph-rsid="0015b2b4"/>
    </style:style>
    <style:style style:name="P3" style:family="paragraph" style:parent-style-name="Standard">
      <style:paragraph-properties fo:line-height="200%" fo:text-align="center" style:justify-single-word="false"/>
      <style:text-properties officeooo:paragraph-rsid="0025bfdd"/>
    </style:style>
    <style:style style:name="P4"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5"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6"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49fcc" officeooo:paragraph-rsid="005672a8" style:font-name-asian="Noto Serif CJK SC" style:font-size-asian="12pt" style:font-weight-asian="normal" style:font-name-complex="Times New Roman1" style:font-size-complex="12pt" style:font-weight-complex="normal"/>
    </style:style>
    <style:style style:name="P7"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64c1a3" officeooo:paragraph-rsid="0064c1a3" style:font-name-asian="Noto Serif CJK SC" style:font-size-asian="12pt" style:font-weight-asian="normal" style:font-name-complex="Times New Roman1" style:font-size-complex="12pt" style:font-weight-complex="normal"/>
    </style:style>
    <style:style style:name="P8" style:family="paragraph" style:parent-style-name="Standard">
      <style:paragraph-properties fo:line-height="200%" fo:text-align="start" style:justify-single-word="false"/>
      <style:text-properties officeooo:paragraph-rsid="0066bb5a"/>
    </style:style>
    <style:style style:name="P9" style:family="paragraph" style:parent-style-name="Standard">
      <style:paragraph-properties fo:line-height="200%" fo:text-align="start" style:justify-single-word="false"/>
      <style:text-properties officeooo:rsid="0066bb5a" officeooo:paragraph-rsid="0066bb5a"/>
    </style:style>
    <style:style style:name="P10" style:family="paragraph" style:parent-style-name="Standard">
      <style:paragraph-properties fo:line-height="200%" fo:text-align="start" style:justify-single-word="false" fo:break-before="page"/>
      <style:text-properties officeooo:paragraph-rsid="0066bb5a"/>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59fabd" style:font-name-complex="Times New Roman1"/>
    </style:style>
    <style:style style:name="T6" style:family="text">
      <style:text-properties style:font-name="Times New Roman" officeooo:rsid="005eb0fc" style:font-name-complex="Times New Roman1"/>
    </style:style>
    <style:style style:name="T7" style:family="text">
      <style:text-properties style:font-name="Times New Roman" officeooo:rsid="0064c1a3" style:font-name-complex="Times New Roman1"/>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officeooo:rsid="0058b2a5" style:font-size-asian="12pt" style:font-name-complex="Times New Roman1" style:font-size-complex="12pt"/>
    </style:style>
    <style:style style:name="T10" style:family="text">
      <style:text-properties style:font-name="Times New Roman" fo:font-size="12pt" officeooo:rsid="0066bb5a" style:font-size-asian="12pt" style:font-name-complex="Times New Roman1" style:font-size-complex="12pt"/>
    </style:style>
    <style:style style:name="T11" style:family="text">
      <style:text-properties style:font-name="Times New Roman" fo:font-size="12pt" fo:font-weight="normal" officeooo:rsid="00549fcc" style:font-name-asian="Noto Serif CJK SC"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5672a8" style:font-name-asian="Noto Serif CJK SC" style:font-size-asian="12pt" style:font-weight-asian="normal" style:font-name-complex="Times New Roman1" style:font-size-complex="12pt" style:font-weight-complex="normal"/>
    </style:style>
    <style:style style:name="T13" style:family="text">
      <style:text-properties style:font-name="Times New Roman" fo:font-size="12pt" fo:font-weight="normal" officeooo:rsid="0064c1a3" style:font-name-asian="Noto Serif CJK SC" style:font-size-asian="12pt" style:font-weight-asian="normal" style:font-name-complex="Times New Roman1"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5" text:outline-level="1"><text:span text:style-name="T13">7-3</text:span><text:span text:style-name="T12"> </text:span><text:span text:style-name="T11">Journal</text:span></text:h>
      <text:h text:style-name="P7" text:outline-level="1">Communicating Data</text:h>
      <text:p text:style-name="P6"/>
      <text:p text:style-name="P1">Michael Surdek</text:p>
      <text:p text:style-name="P1">Southern New Hampshire University</text:p>
      <text:p text:style-name="P4"><text:span text:style-name="T3">DAT</text:span><text:span text:style-name="T1"> 6</text:span><text:span text:style-name="T5">9</text:span><text:span text:style-name="T2">0</text:span><text:span text:style-name="T1">: </text:span><text:span text:style-name="T5">Capstone in </text:span><text:span text:style-name="T4">Data </text:span><text:span text:style-name="T3">A</text:span><text:span text:style-name="T4">nalytics</text:span></text:p>
      <text:p text:style-name="P3"><text:span text:style-name="T3">Professor </text:span><text:span text:style-name="T5">Arman Kanooni</text:span></text:p>
      <text:p text:style-name="P2"><text:span text:style-name="T6">October</text:span><text:span text:style-name="T5"> </text:span><text:span text:style-name="T7">9</text:span><text:span text:style-name="T1">, 202</text:span><text:span text:style-name="T4">2</text:span></text:p>
      <text:p text:style-name="P10"><text:span text:style-name="T9"><text:tab/></text:span><text:span text:style-name="T10">In order to communicate technical details and provide effective solutions to business stakeholders, it will be important to tailor parts of my presentation to each of three separate audiences. These audiences are the model implementation team, the management team, and the customer retention team. Each audience is looking for value in a different way, and should be approached as such.</text:span></text:p>
      <text:p text:style-name="P8"><text:span text:style-name="T10"><text:tab/>First, the IT team that will be responsible for robustly finalizing and deploying the predictive model will be looking for straightforward details regarding the various steps of the CRISP-DM process, between data preparation, model building, and evaluation. The best way to communicate this information is with an end-to-end flowchart that describes exactly what happens between the data when it is sourced and the final output that will be delivered to business users. It will also be best to show not only the big picture through the full flowchart, but also zoom in on each phase and provide details on decisions and other considerations that were made.</text:span></text:p>
      <text:p text:style-name="P9"><text:span text:style-name="T8"><text:tab/>Next, management will be mostly concerned with how implementing the project can actually provide value to the business. This should not be communicated with the technical details of the analysis, but rather how the results are translated into monetary and efficiency improvements. Additionally, although this group may be less technically savvy, they are familiar with numbers and forecasts, so attempts to extrapolate pilot results to full implementation expectations will be well received.</text:span></text:p>
      <text:p text:style-name="P9"><text:span text:style-name="T8"><text:tab/>Finally, the last stakeholder group that needs information from the presentation is the customer retention team, who will actually be using the model’s output in their daily work. They will want to see how using the model will make their job both easier and better. For example, the model may produce a table that shows a customer’s ID number, likelihood of churn, and contact information, and this is what the customer retention team can use to guide their strategy and outreac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10-09T18:41:40.110368675</dc:date>
    <meta:editing-duration>PT4H9M3S</meta:editing-duration>
    <meta:editing-cycles>23</meta:editing-cycles>
    <meta:generator>LibreOffice/6.4.7.2$Linux_X86_64 LibreOffice_project/40$Build-2</meta:generator>
    <meta:document-statistic meta:table-count="0" meta:image-count="0" meta:object-count="0" meta:page-count="2" meta:paragraph-count="11" meta:word-count="341" meta:character-count="2166" meta:non-whitespace-character-count="1832"/>
  </office:meta>
</office:document-meta>
</file>